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NewRoman,Bold" svg:font-family="'TimesNewRoman,Bold'"/>
    <style:font-face style:name="Verdana,Bold" svg:font-family="'Verdana,Bold'"/>
    <style:font-face style:name="TimesNewRoman" svg:font-family="TimesNewRoman" style:font-family-generic="roman"/>
    <style:font-face style:name="TimesNewRoman,BoldItalic" svg:font-family="'TimesNewRoman,BoldItalic'" style:font-family-generic="script"/>
    <style:font-face style:name="Verdana,BoldItalic" svg:font-family="'Verdana,BoldItalic'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NewRoman" fo:font-size="10pt" fo:language="pt" fo:country="BR" style:font-name-asian="TimesNewRoman" style:font-size-asian="10pt" style:font-name-complex="TimesNewRoman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" fo:font-size="12pt" fo:language="pt" fo:country="BR" style:font-name-asian="TimesNewRoman" style:font-size-asian="12pt" style:font-name-complex="TimesNewRoman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NewRoman" fo:font-size="11pt" fo:language="pt" fo:country="BR" style:font-name-asian="TimesNewRoman" style:font-size-asian="11pt" style:font-name-complex="TimesNewRoman" style:font-size-complex="11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Verdana,BoldItalic" fo:font-size="8pt" fo:language="pt" fo:country="BR" style:font-name-asian="Verdana,BoldItalic" style:font-size-asian="8pt" style:font-name-complex="Verdana,BoldItalic" style:font-size-complex="8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Verdana,BoldItalic" fo:font-size="8pt" fo:language="pt" fo:country="BR" fo:font-style="italic" fo:font-weight="bold" style:font-name-asian="Verdana,BoldItalic" style:font-size-asian="8pt" style:font-style-asian="italic" style:font-weight-asian="bold" style:font-name-complex="Verdana,BoldItalic" style:font-size-complex="8pt" style:font-style-complex="italic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Verdana,Bold" fo:font-size="8pt" fo:language="pt" fo:country="BR" fo:font-weight="bold" style:font-name-asian="Verdana,Bold" style:font-size-asian="8pt" style:font-weight-asian="bold" style:font-name-complex="Verdana,Bold" style:font-size-complex="8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Verdana,Bold" fo:font-size="8pt" fo:language="pt" fo:country="BR" fo:font-weight="bold" style:font-name-asian="Verdana,Bold" style:font-size-asian="8pt" style:font-weight-asian="bold" style:font-name-complex="Verdana,Bold" style:font-size-complex="8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Verdana,Bold" fo:font-size="8pt" fo:language="pt" fo:country="BR" style:font-name-asian="Verdana,Bold" style:font-size-asian="8pt" style:font-name-complex="Verdana,Bold" style:font-size-complex="8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TimesNewRoman,BoldItalic" fo:font-size="12pt" fo:language="pt" fo:country="BR" fo:font-style="italic" fo:font-weight="bold" style:font-name-asian="TimesNewRoman,BoldItalic" style:font-size-asian="12pt" style:font-style-asian="italic" style:font-weight-asian="bold" style:font-name-complex="TimesNewRoman,BoldItalic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TimesNewRoman,BoldItalic" fo:font-size="12pt" fo:language="pt" fo:country="BR" style:font-name-asian="TimesNewRoman,BoldItalic" style:font-size-asian="12pt" style:font-name-complex="TimesNewRoman,BoldItalic" style:font-size-complex="12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TimesNewRoman,BoldItalic" fo:font-size="11pt" fo:language="pt" fo:country="BR" fo:font-style="italic" fo:font-weight="bold" style:font-name-asian="TimesNewRoman,BoldItalic" style:font-size-asian="11pt" style:font-style-asian="italic" style:font-weight-asian="bold" style:font-name-complex="TimesNewRoman,BoldItalic" style:font-size-complex="11pt" style:font-style-complex="italic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TimesNewRoman,BoldItalic" fo:font-size="10pt" fo:language="pt" fo:country="BR" fo:font-style="italic" fo:font-weight="bold" style:font-name-asian="TimesNewRoman,BoldItalic" style:font-size-asian="10pt" style:font-style-asian="italic" style:font-weight-asian="bold" style:font-name-complex="TimesNewRoman,BoldItalic" style:font-size-complex="10pt" style:font-style-complex="italic" style:font-weight-complex="bold"/>
    </style:style>
    <style:style style:name="P13" style:family="paragraph" style:parent-style-name="Standard">
      <style:paragraph-properties style:text-autospace="none"/>
      <style:text-properties style:font-name="TimesNewRoman,BoldItalic" fo:font-size="10pt" fo:language="pt" fo:country="BR" fo:font-style="italic" fo:font-weight="bold" style:font-name-asian="TimesNewRoman,BoldItalic" style:font-size-asian="10pt" style:font-style-asian="italic" style:font-weight-asian="bold" style:font-name-complex="TimesNewRoman,BoldItalic" style:font-size-complex="10pt" style:font-style-complex="italic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ff0000" style:font-name="TimesNewRoman,BoldItalic" fo:font-size="12pt" fo:language="pt" fo:country="BR" fo:font-style="italic" fo:font-weight="normal" style:font-name-asian="TimesNewRoman,BoldItalic" style:font-size-asian="12pt" style:font-style-asian="italic" style:font-weight-asian="normal" style:font-name-complex="TimesNewRoman,BoldItalic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fo:color="#ff0000" style:font-name="TimesNewRoman,BoldItalic" fo:font-size="10pt" fo:language="pt" fo:country="BR" fo:font-style="italic" fo:font-weight="normal" style:font-name-asian="TimesNewRoman,BoldItalic" style:font-size-asian="10pt" style:font-style-asian="italic" style:font-weight-asian="normal" style:font-name-complex="TimesNewRoman,BoldItalic" style:font-size-complex="10pt" style:font-style-complex="italic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ff0000" style:font-name="TimesNewRoman" fo:font-size="12pt" fo:language="pt" fo:country="BR" style:font-name-asian="TimesNewRoman" style:font-size-asian="12pt" style:font-name-complex="TimesNewRoman" style:font-size-complex="12pt"/>
    </style:style>
    <style:style style:name="P17" style:family="paragraph" style:parent-style-name="Standard">
      <style:paragraph-properties fo:text-align="start" style:justify-single-word="false" style:text-autospace="none"/>
      <style:text-properties fo:color="#ff0000" style:font-name="Verdana,Bold" fo:font-size="8pt" fo:language="pt" fo:country="BR" fo:font-weight="normal" style:font-name-asian="Verdana,Bold" style:font-size-asian="8pt" style:font-weight-asian="normal" style:font-name-complex="Verdana,Bold" style:font-size-complex="8pt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Times New Roman1" fo:font-size="12pt" fo:language="pt" fo:country="BR" fo:font-weight="bold" style:font-name-asian="Verdana,Bold" style:font-size-asian="12pt" style:font-weight-asian="bold" style:font-name-complex="Verdana,Bold" style:font-size-complex="12pt" style:font-weight-complex="bold"/>
    </style:style>
    <style:style style:name="P19" style:family="paragraph" style:parent-style-name="Standard" style:list-style-name="L1">
      <style:paragraph-properties fo:margin-left="0in" fo:margin-right="0in" fo:text-align="start" style:justify-single-word="false" fo:text-indent="0in" style:auto-text-indent="false" style:text-autospace="none">
        <style:tab-stops/>
      </style:paragraph-properties>
      <style:text-properties style:font-name="TimesNewRoman" fo:font-size="12pt" fo:language="pt" fo:country="BR" style:font-name-asian="TimesNewRoman" style:font-size-asian="12pt" style:font-name-complex="TimesNewRoman" style:font-size-complex="12pt"/>
    </style:style>
    <style:style style:name="T1" style:family="text">
      <style:text-properties style:font-name="TimesNewRoman,Bold" fo:font-size="12pt" fo:font-weight="bold" style:font-name-asian="TimesNewRoman,Bold" style:font-size-asian="12pt" style:font-weight-asian="bold" style:font-name-complex="TimesNewRoman,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ff0000"/>
    </style:style>
    <style:style style:name="T5" style:family="text">
      <style:text-properties fo:color="#ff0000" fo:font-weight="normal" style:font-weight-asian="normal" style:font-weight-complex="normal"/>
    </style:style>
    <style:style style:name="T6" style:family="text">
      <style:text-properties style:font-name="Times New Roman1" fo:font-size="12pt" style:font-size-asian="12pt" style:font-size-complex="12pt"/>
    </style:style>
    <text:list-style style:name="L1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ERÊNCIA DE TELEMÁTICA - CURSO DE TELEMÁTICA</text:p>
      <text:p text:style-name="P5">DISCIPLINA: LÓGICA E LINGUAGEM DE PROGRAMAÇÃO</text:p>
      <text:p text:style-name="P5">LISTA DE EXERCÍCIOS-02</text:p>
      <text:p text:style-name="P6"/>
      <text:p text:style-name="P7">VETOR, MATRIZ, STRING, PONTEIRO E FUNÇÕES</text:p>
      <text:p text:style-name="P6"/>
      <text:p text:style-name="P8">1ª Questão</text:p>
      <text:p text:style-name="P2">Explique o que acontece na execução de cada instrução que estão seguidas de comentários (//):</text:p>
      <text:p text:style-name="P9">int *a, *b, c =10, d = 4;</text:p>
      <text:p text:style-name="P9">a = &amp;c; //<text:span text:style-name="T5">a recebe o endereço da variável c.</text:span></text:p>
      <text:p text:style-name="P9">b = &amp;d; //<text:span text:style-name="T5">b recebe o endereço da variável d.</text:span></text:p>
      <text:p text:style-name="P9">*b = 8; //<text:span text:style-name="T5">o endereço apontado por b recebe o valor 8 //d = 8</text:span></text:p>
      <text:p text:style-name="P9">*a = *b; //<text:span text:style-name="T5">o endereço apontado por a recebe o conteudo do endereço apontado por b // c = d</text:span></text:p>
      <text:p text:style-name="P9">*a = 1; //<text:span text:style-name="T5">o endereço apontado por a recebe o valor 1</text:span></text:p>
      <text:p text:style-name="P9">b = a; //<text:span text:style-name="T5">b aponta para o endereço contido em a</text:span></text:p>
      <text:p text:style-name="P9">*b = 0; //<text:span text:style-name="T5">o endereço apontado por b recebe o valor 0 //c = 0</text:span></text:p>
      <text:p text:style-name="P9"/>
      <text:p text:style-name="P6">2ª Questão</text:p>
      <text:p text:style-name="P2">Faça o que se pede:</text:p>
      <text:p text:style-name="P2">a) Complete o programa abaixo mostrando os valores dos elementos do vetor usando as seguintes</text:p>
      <text:p text:style-name="P2">forma de acesso:</text:p>
      <text:p text:style-name="P2">1. Por meio de indexadores ar[i];</text:p>
      <text:p text:style-name="P2">2. Por meio de ponteiros *(p+i);</text:p>
      <text:p text:style-name="P2">b) Altere os valores do vetor acrescendo 10 unidades em cada elemento usado o acesso por meio de</text:p>
      <text:p text:style-name="P2">ponteiros *(p+i);</text:p>
      <text:p text:style-name="P2">c) Mostre os endereços de cada elemento do vetor usado o especificador %p;</text:p>
      <text:p text:style-name="P9">#include &lt;stdio.h&gt;</text:p>
      <text:p text:style-name="P9">#include &lt;stdlib.h&gt;</text:p>
      <text:p text:style-name="P9">int main(int argc, char *argv[])</text:p>
      <text:p text:style-name="P9">{</text:p>
      <text:p text:style-name="P9">int ar[10]={20,30,40,50,60};</text:p>
      <text:p text:style-name="P9">int *p;</text:p>
      <text:p text:style-name="P9">p=&amp;ar[0];</text:p>
      <text:p text:style-name="P14">int i;</text:p>
      <text:p text:style-name="P14">for(i= 0; i&lt;5; i++)</text:p>
      <text:p text:style-name="P14"><text:tab/>printf(“%d, ”, ar[i]);</text:p>
      <text:p text:style-name="P14">printf(“\n\n”);</text:p>
      <text:p text:style-name="P14"/>
      <text:p text:style-name="P14">for(i= 0; i&lt;5; i++)</text:p>
      <text:p text:style-name="P14"><text:tab/>printf(“%d, ”, *(p+i));</text:p>
      <text:p text:style-name="P14">printf(“\n\n”);</text:p>
      <text:p text:style-name="P14"/>
      <text:p text:style-name="P14">for(i= 0; i&lt;5; i++)</text:p>
      <text:p text:style-name="P14">{</text:p>
      <text:p text:style-name="P14"><text:tab/>*(p+i) += 10 ;</text:p>
      <text:p text:style-name="P14"><text:tab/>printf(“%p, ”, p+i);</text:p>
      <text:p text:style-name="P14">}</text:p>
      <text:p text:style-name="P14">printf(“\n\n”);</text:p>
      <text:p text:style-name="P9">system("PAUSE");</text:p>
      <text:p text:style-name="P9">return 0;</text:p>
      <text:p text:style-name="P9">}</text:p>
      <text:p text:style-name="P6"><text:soft-page-break/>3ª Questão</text:p>
      <text:p text:style-name="P3">Dada a função abaixo, identifique:</text:p>
      <text:p text:style-name="P3">a) O tipo que a função retorna; //<text:span text:style-name="T4">Retorna o tipo float</text:span></text:p>
      <text:p text:style-name="P3">b) Os parâmetros da função; //<text:span text:style-name="T4">Possui 2 parâmetros do tipo float</text:span></text:p>
      <text:p text:style-name="P11"/>
      <text:p text:style-name="P11">#include &lt;stdio.h&gt;</text:p>
      <text:p text:style-name="P11">#include &lt;stdlib.h&gt;</text:p>
      <text:p text:style-name="P11"/>
      <text:p text:style-name="P11">float CalcularMedia(float x, float y);</text:p>
      <text:p text:style-name="P11"/>
      <text:p text:style-name="P11">int main(int argc, char *argv[]) {</text:p>
      <text:p text:style-name="P11">float a=5,b=15,resultado;</text:p>
      <text:p text:style-name="P11">resultado=CalcularMedia(a,b);</text:p>
      <text:p text:style-name="P11">printf("Media=%6.2f\n",resultado);</text:p>
      <text:p text:style-name="P11">system("PAUSE");</text:p>
      <text:p text:style-name="P11">return 0;</text:p>
      <text:p text:style-name="P11">}</text:p>
      <text:p text:style-name="P11"/>
      <text:p text:style-name="P11">float CalcularMedia(float a, float b) {</text:p>
      <text:p text:style-name="P11">float media;</text:p>
      <text:p text:style-name="P11">media =(a+b)/2;</text:p>
      <text:p text:style-name="P11">return(media);</text:p>
      <text:p text:style-name="P11">}</text:p>
      <text:p text:style-name="P6"/>
      <text:p text:style-name="P6">4ª Questão</text:p>
      <text:p text:style-name="P2">Observe o programa abaixo, e responda:</text:p>
      <text:p text:style-name="P2">a) Onde ocorre nas duas funções a chamada de parâmetros por valor e por referência ?</text:p>
      <text:p text:style-name="P2"><text:tab/><text:span text:style-name="T4">Na função Funcao_Swap recebe parâmetros por referência e na função Multiplica recebe parâmetros por valor.</text:span></text:p>
      <text:p text:style-name="P2">b) O que caracteriza cada uma das formas de chamada ?</text:p>
      <text:p text:style-name="P2"><text:span text:style-name="T4"><text:tab/>Na chamada de parâmetros por valor uma copia dos valores dos parâmetros é passada para a função e a alteração desses valores não altera o valor da variável passada como parâmetro. Na chamada de parâmetros por referência o endereço da variável é passado para a função e a alteração do valor <text:s/>desse parâmetro implica na alteração do valor da variável passada como parâmetro.</text:span> </text:p>
      <text:p text:style-name="P2">c) A partir do conceito de localidade e escopo de variáveis que tipo de chamada seria usada para</text:p>
      <text:p text:style-name="P2">que uma função conseguisse acessar e modificar valores de variáveis com escopo diferentes ?</text:p>
      <text:p text:style-name="P16"><text:tab/>Chamada por referência.</text:p>
      <text:p text:style-name="P16"/>
      <text:p text:style-name="P9">#include &lt;stdio.h&gt;</text:p>
      <text:p text:style-name="P9">#include &lt;stdlib.h&gt;</text:p>
      <text:p text:style-name="P9"/>
      <text:p text:style-name="P9">void Funcao_Swap(int *x, int *y);</text:p>
      <text:p text:style-name="P9">int Multiplica(int x, int y);</text:p>
      <text:p text:style-name="P9"/>
      <text:p text:style-name="P9">int main(int argc, char *argv[])</text:p>
      <text:p text:style-name="P9">{</text:p>
      <text:p text:style-name="P9">int var1=20, var2=50;</text:p>
      <text:p text:style-name="P9">Funcao_Swap(&amp;var1, &amp;var2);</text:p>
      <text:p text:style-name="P9">printf("O valor de var1=%d e de var2=%d\n\n", var1, var2);</text:p>
      <text:p text:style-name="P9">printf("O Produto var1 x var2=%d\n\n", Multiplica(var1, var2));</text:p>
      <text:p text:style-name="P9">system("PAUSE");</text:p>
      <text:p text:style-name="P9"><text:soft-page-break/>return 0;</text:p>
      <text:p text:style-name="P9">}</text:p>
      <text:p text:style-name="P9"/>
      <text:p text:style-name="P9">void Funcao_Swap(int *a, int *b) {</text:p>
      <text:p text:style-name="P9">int temp;</text:p>
      <text:p text:style-name="P10">temp=*a;</text:p>
      <text:p text:style-name="P9">*a=*b;</text:p>
      <text:p text:style-name="P9">*b=temp;</text:p>
      <text:p text:style-name="P9">}</text:p>
      <text:p text:style-name="P9"/>
      <text:p text:style-name="P9">int Multiplica(int a, int b) {</text:p>
      <text:p text:style-name="P9">return a * b;</text:p>
      <text:p text:style-name="P9">}</text:p>
      <text:p text:style-name="P6"/>
      <text:p text:style-name="P6">5ª Questão</text:p>
      <text:p text:style-name="P2">Observe a função descrita abaixo:</text:p>
      <text:p text:style-name="P9">int questao(char primeiro[],char segundo, char terceiro)</text:p>
      <text:p text:style-name="P9">{</text:p>
      <text:p text:style-name="P9"><text:tab/>int contador, variavel=0;</text:p>
      <text:p text:style-name="P9"><text:tab/>for(contador = 0; primeiro[contador] != ‘\0’; contador++)</text:p>
      <text:p text:style-name="P9"><text:tab/>{</text:p>
      <text:p text:style-name="P9"><text:tab/><text:tab/>if(primeiro[contador] &gt;= segundo &amp;&amp; primeiro[contador] &lt;= terceiro)</text:p>
      <text:p text:style-name="P9"><text:tab/><text:tab/>{</text:p>
      <text:p text:style-name="P9"><text:tab/><text:tab/><text:tab/>variavel++;</text:p>
      <text:p text:style-name="P9"><text:tab/><text:tab/>}</text:p>
      <text:p text:style-name="P9"><text:tab/>}</text:p>
      <text:p text:style-name="P9"><text:tab/>return(variavel);</text:p>
      <text:p text:style-name="P9">}</text:p>
      <text:p text:style-name="P2">Determine qual sua utilidade.</text:p>
      <text:p text:style-name="P17"><text:tab/><text:span text:style-name="T6">Ela contas as letras de uma string se elas estiverem entre o intervalo determinado pelo parâmetro segundo e terceiro.</text:span></text:p>
      <text:p text:style-name="P18"><text:s/></text:p>
      <text:p text:style-name="P6">6ª Questão</text:p>
      <text:p text:style-name="P2">Elaborar uma função que, recebendo como parâmetro uma string terminada por zero (‘\0’), substitua</text:p>
      <text:p text:style-name="P2">todos os seus caracteres maiúsculos por minúsculos e todos os caracteres minúsculos por maiúsculos.</text:p>
      <text:p text:style-name="P2">Elaborar também um programa principal que leia uma string do teclado, chame a função descrita</text:p>
      <text:p text:style-name="P2">anteriormente e mostre o resultado obtido após a chamada.</text:p>
      <text:p text:style-name="P1"><text:span text:style-name="T1">Sugestão: </text:span><text:span text:style-name="T2">Utilizar a seguinte regra que vale para a tabela ASCII: MAIUSCULA = MINUSCULA -</text:span></text:p>
      <text:p text:style-name="P2">(‘a’ - ‘A’) e MINUSCULA = MAIUSCULA + (‘a’ - ‘A’)</text:p>
      <text:p text:style-name="P16">#include &lt;stdio.h&gt;</text:p>
      <text:p text:style-name="P16"/>
      <text:p text:style-name="P16">char* LowerToUpperAndUpperToLower(char* string);</text:p>
      <text:p text:style-name="P16"/>
      <text:p text:style-name="P16">int main(void)</text:p>
      <text:p text:style-name="P16">{</text:p>
      <text:p text:style-name="P16"><text:s text:c="4"/>char enter[100];</text:p>
      <text:p text:style-name="P16"><text:s text:c="4"/>scanf("%s", enter);</text:p>
      <text:p text:style-name="P16"><text:s text:c="4"/>printf("%s\n", LowerToUpperAndUpperToLower(enter));</text:p>
      <text:p text:style-name="P16"/>
      <text:p text:style-name="P16"><text:s text:c="4"/>return 0;</text:p>
      <text:p text:style-name="P16"><text:soft-page-break/>}</text:p>
      <text:p text:style-name="P16"/>
      <text:p text:style-name="P16">char* LowerToUpperAndUpperToLower(char* string)</text:p>
      <text:p text:style-name="P16">{</text:p>
      <text:p text:style-name="P16"><text:s text:c="4"/>int i;</text:p>
      <text:p text:style-name="P16"><text:s text:c="4"/>for(i= 0; string[i]!= '\0'; i++)</text:p>
      <text:p text:style-name="P16"><text:s text:c="4"/>{</text:p>
      <text:p text:style-name="P16"><text:s text:c="8"/>if(string[i] &gt;= 'A' &amp;&amp; string[i] &lt;= 'Z')</text:p>
      <text:p text:style-name="P16"><text:s text:c="8"/>{</text:p>
      <text:p text:style-name="P16"><text:s text:c="12"/>string[i] += 'a' - 'A';</text:p>
      <text:p text:style-name="P16"><text:s text:c="8"/>}else if(string[i] &gt;= 'a' &amp;&amp; string[i] &lt;= 'z')</text:p>
      <text:p text:style-name="P16"><text:s text:c="12"/>string[i] -= 'a' - 'A';</text:p>
      <text:p text:style-name="P16"><text:s text:c="4"/>}</text:p>
      <text:p text:style-name="P16"/>
      <text:p text:style-name="P16"><text:s text:c="4"/>return string;</text:p>
      <text:p text:style-name="P16">}</text:p>
      <text:p text:style-name="P6"/>
      <text:p text:style-name="P6">7ª Questão</text:p>
      <text:p text:style-name="P2">Fazer uma função que recebe um mês e um ano como parâmetros e retorna o número de dias daquele</text:p>
      <text:p text:style-name="P2">mês daquele ano. Dica: um ano é bissexto quando é múltiplo de 4 e não múltiplo de 100, ou também</text:p>
      <text:p text:style-name="P2">quando é múltiplo de 400.</text:p>
      <text:p text:style-name="P16"/>
      <text:p text:style-name="P16">int diasNoMes(int mes, int ano)</text:p>
      <text:p text:style-name="P16">{</text:p>
      <text:p text:style-name="P16"><text:tab/>int diasNoMes[12] = {31, 28, 31, 30, 31, 30, 31, 31, 30, 31, 30, 31};</text:p>
      <text:p text:style-name="P16"><text:tab/>int dias = diasNoMes[mes - 1];</text:p>
      <text:p text:style-name="P16"/>
      <text:p text:style-name="P16"><text:tab/>if( mes== 2 &amp;&amp; (( ano%4== 0 &amp;&amp; ano%100!= 0 ) || ano%400== 0))</text:p>
      <text:p text:style-name="P16"><text:tab/><text:tab/>dias++;</text:p>
      <text:p text:style-name="P16"/>
      <text:p text:style-name="P16"><text:tab/>return dias;</text:p>
      <text:p text:style-name="P16">}</text:p>
      <text:p text:style-name="P6"/>
      <text:p text:style-name="P6">8ª Questão</text:p>
      <text:p text:style-name="P2">Escreva uma função CALCULA que:</text:p>
      <text:p text:style-name="P2">a. receba como parâmetros duas variáveis inteiras, X e Y;</text:p>
      <text:p text:style-name="P2">b. retorne em X a soma de X e Y;</text:p>
      <text:p text:style-name="P2">c. retorne em Y a subtração de X e Y.</text:p>
      <text:p text:style-name="P2">Pergunta: a passagem dos parâmetros para a função deve ser por valor ou por referência? Justifique.</text:p>
      <text:p text:style-name="P16">Deve ser por referência ou não seria possível retornar o resultado <text:s/>nos parâmetros.</text:p>
      <text:p text:style-name="P16"/>
      <text:p text:style-name="P16">void calcula(int* a, int* b)</text:p>
      <text:p text:style-name="P16">{</text:p>
      <text:p text:style-name="P16"><text:tab/>int soma = *a + *b;</text:p>
      <text:p text:style-name="P16"><text:tab/>int subtracao = *a - *b;</text:p>
      <text:p text:style-name="P16"/>
      <text:p text:style-name="P16"><text:tab/>*a = soma;</text:p>
      <text:p text:style-name="P16"><text:tab/>*b = subtracao;</text:p>
      <text:p text:style-name="P16">}</text:p>
      <text:p text:style-name="P6"/>
      <text:p text:style-name="P6"><text:soft-page-break/>9ª Questão</text:p>
      <text:p text:style-name="P2">O programa abaixo declara uma matriz e uma string que são manipuladas por funções. Extenda o</text:p>
      <text:p text:style-name="P2">programa de forma a incluir as seguintes funções:</text:p>
      <text:p text:style-name="P1"><text:span text:style-name="T3">a) </text:span><text:span text:style-name="T2">Crie uma função que receba três strings e que coloque na terceira o resultado da concatenação</text:span></text:p>
      <text:p text:style-name="P2">das outras duas. Altera a função principal (“main”) de forma que obtenha duas strings e mostre</text:p>
      <text:p text:style-name="P2">na tela as strings concatenadas.</text:p>
      <text:p text:style-name="P1"><text:span text:style-name="T3">b) </text:span><text:span text:style-name="T2">Crie uma função que obtenha um vetor que seja a soma das colunas;</text:span></text:p>
      <text:p text:style-name="P1"><text:span text:style-name="T3">c) </text:span><text:span text:style-name="T2">Crie uma função que obtenha a soma das linhas;</text:span></text:p>
      <text:list xml:id="list34599575" text:style-name="L1">
        <text:list-header>
          <text:p text:style-name="P19"><text:span text:style-name="T3">d)</text:span> Crie uma função que obtenha o maior valor de um vetor;</text:p>
        </text:list-header>
      </text:list>
      <text:p text:style-name="P12"/>
      <text:p text:style-name="P12">#include &lt;stdio.h&gt;</text:p>
      <text:p text:style-name="P12">#include &lt;stdlib.h&gt;</text:p>
      <text:p text:style-name="P15">#include &lt;string.h&gt;</text:p>
      <text:p text:style-name="P12"/>
      <text:p text:style-name="P12">#define B 4</text:p>
      <text:p text:style-name="P12"/>
      <text:p text:style-name="P12">int SomaElementos(int xsize, int ysize, int array[][B]);</text:p>
      <text:p text:style-name="P12">int ContaVogal(char string[]);</text:p>
      <text:p text:style-name="P15">char* contatena(char* str1, char* str2, char* result);</text:p>
      <text:p text:style-name="P12"/>
      <text:p text:style-name="P12">int main(int argc, char *argv[])</text:p>
      <text:p text:style-name="P12">{</text:p>
      <text:p text:style-name="P12"><text:tab/>int sizex=B;</text:p>
      <text:p text:style-name="P12"><text:tab/>int sizey=B;</text:p>
      <text:p text:style-name="P12"><text:tab/>char nome[]="Jose Maria da Silva";</text:p>
      <text:p text:style-name="P12"><text:tab/>int matriz[B][B] = { {1,2,3,4}, {5,6,7,8}, {9,10,11,12}, {13,14,15,16} };</text:p>
      <text:p text:style-name="P12"><text:tab/></text:p>
      <text:p text:style-name="P12"><text:tab/>printf("A soma dos elementos da Matriz=%d\n", SomaElementos(sizex, sizey, matriz));</text:p>
      <text:p text:style-name="P12"><text:tab/>printf("A quantidade de letras 'a' =%d\n", ContaVogal(&amp;nome[0]));</text:p>
      <text:p text:style-name="P12"/>
      <text:p text:style-name="P12"><text:tab/><text:span text:style-name="T5">char str1[50], str2[50], result[100];</text:span></text:p>
      <text:p text:style-name="P15"><text:tab/>scanf(“%s”, str1);</text:p>
      <text:p text:style-name="P15"><text:tab/>scanf(“%s”, str2);</text:p>
      <text:p text:style-name="P15"><text:tab/>printf(“%s\n”, contatena(str1, str2, result));</text:p>
      <text:p text:style-name="P12"/>
      <text:p text:style-name="P12"><text:tab/>system("PAUSE");</text:p>
      <text:p text:style-name="P12"><text:tab/>return 0;</text:p>
      <text:p text:style-name="P12">}</text:p>
      <text:p text:style-name="P12"/>
      <text:p text:style-name="P15">char* contatena(char* str1, char* str2, char* result)</text:p>
      <text:p text:style-name="P15">{</text:p>
      <text:p text:style-name="P15"><text:tab/>strcpy(result, str1);</text:p>
      <text:p text:style-name="P15"><text:tab/>strcat(result, str2);</text:p>
      <text:p text:style-name="P15"/>
      <text:p text:style-name="P15"><text:tab/>return result;</text:p>
      <text:p text:style-name="P15">}</text:p>
      <text:p text:style-name="P12"/>
      <text:p text:style-name="P12">int SomaElementos(int x, int y, int tabela[][B]){</text:p>
      <text:p text:style-name="P12"><text:tab/>int i,j;</text:p>
      <text:p text:style-name="P12"><text:tab/>int soma=0;</text:p>
      <text:p text:style-name="P12"><text:tab/>for (i=0; i &lt; x; i++) {</text:p>
      <text:p text:style-name="P12"><text:tab/><text:tab/>for (j=0; j &lt; y; j++) {</text:p>
      <text:p text:style-name="P12"><text:tab/><text:tab/><text:tab/>printf("%d\n",tabela[i][j]);</text:p>
      <text:p text:style-name="P12"><text:tab/><text:tab/><text:tab/>soma= soma + tabela[i][j];</text:p>
      <text:p text:style-name="P12"><text:tab/><text:tab/>}</text:p>
      <text:p text:style-name="P12"><text:tab/>}</text:p>
      <text:p text:style-name="P12"><text:tab/>return soma;</text:p>
      <text:p text:style-name="P12"><text:soft-page-break/>}</text:p>
      <text:p text:style-name="P12"/>
      <text:p text:style-name="P12">int ContaVogal(char *frase){</text:p>
      <text:p text:style-name="P12"><text:tab/>int i,j;</text:p>
      <text:p text:style-name="P12"><text:tab/>int soma=0;</text:p>
      <text:p text:style-name="P12"><text:tab/>for (i=0; *(frase+i); i++) {</text:p>
      <text:p text:style-name="P12"><text:tab/><text:tab/>if (*(frase+i)== 'a') {</text:p>
      <text:p text:style-name="P12"><text:tab/><text:tab/><text:tab/>soma = soma + 1;</text:p>
      <text:p text:style-name="P12"><text:tab/><text:tab/>}</text:p>
      <text:p text:style-name="P12"><text:tab/>}</text:p>
      <text:p text:style-name="P12"><text:tab/>return soma;</text:p>
      <text:p text:style-name="P1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NewRoman,Bold" svg:font-family="'TimesNewRoman,Bold'"/>
    <style:font-face style:name="Verdana,Bold" svg:font-family="'Verdana,Bold'"/>
    <style:font-face style:name="TimesNewRoman" svg:font-family="TimesNewRoman" style:font-family-generic="roman"/>
    <style:font-face style:name="TimesNewRoman,BoldItalic" svg:font-family="'TimesNewRoman,BoldItalic'" style:font-family-generic="script"/>
    <style:font-face style:name="Verdana,BoldItalic" svg:font-family="'Verdana,BoldItalic'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4T14:07:25.88</meta:creation-date>
    <dc:date>2010-10-06T15:06:36.40</dc:date>
    <meta:editing-duration>PT01H59M33S</meta:editing-duration>
    <meta:editing-cycles>22</meta:editing-cycles>
    <meta:generator>BrOffice.org/3.2$Win32 OpenOffice.org_project/320m12$Build-9483</meta:generator>
    <meta:document-statistic meta:table-count="0" meta:image-count="0" meta:object-count="0" meta:page-count="6" meta:paragraph-count="227" meta:word-count="1187" meta:character-count="7183"/>
  </office:meta>
</office:document-meta>
</file>